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2" table:default-cell-style-name="Default"/>
        <table:table-column table:style-name="co1" table:default-cell-style-name="ce6"/>
        <table:table-row table:style-name="ro1">
          <table:table-cell table:style-name="Default" office:value-type="string">
            <text:p>Tool</text:p>
          </table:table-cell>
          <table:table-cell office:value-type="string">
            <text:p>Repeat</text:p>
          </table:table-cell>
          <table:table-cell office:value-type="string">
            <text:p>Time (sec)</text:p>
          </table:table-cell>
          <table:table-cell table:style-name="Default" office:value-type="string">
            <text:p>Failures</text:p>
          </table:table-cell>
        </table:table-row>
        <table:table-row table:style-name="ro1">
          <table:table-cell table:style-name="ce1" office:value-type="string">
            <text:p>RoadRunner Serial (MCJit)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34.472343683243">
            <text:p>134.4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oadRunner Serial (MCJit)</text:p>
          </table:table-cell>
          <table:table-cell office:value-type="float" office:value="2">
            <text:p>2</text:p>
          </table:table-cell>
          <table:table-cell office:value-type="float" office:value="136.347786188126">
            <text:p>136.35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office:value-type="string">
            <text:p>RoadRunner Serial (MCJit)</text:p>
          </table:table-cell>
          <table:table-cell office:value-type="float" office:value="3">
            <text:p>3</text:p>
          </table:table-cell>
          <table:table-cell office:value-type="float" office:value="142.452959537506">
            <text:p>142.45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office:value-type="string">
            <text:p>RoadRunner Serial (MCJit)</text:p>
          </table:table-cell>
          <table:table-cell office:value-type="float" office:value="4">
            <text:p>4</text:p>
          </table:table-cell>
          <table:table-cell office:value-type="float" office:value="137.068649768829">
            <text:p>137.07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RoadRunner Serial (MCJit)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44.936684370041">
            <text:p>144.94</text:p>
          </table:table-cell>
          <table:table-cell table:style-name="ce8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RoadRunner Serial (LLJit)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8.5105760097504">
            <text:p>48.5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oadRunner Serial (LLJit)</text:p>
          </table:table-cell>
          <table:table-cell office:value-type="float" office:value="2">
            <text:p>2</text:p>
          </table:table-cell>
          <table:table-cell office:value-type="float" office:value="38.5659604072571">
            <text:p>38.57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office:value-type="string">
            <text:p>RoadRunner Serial (LLJit)</text:p>
          </table:table-cell>
          <table:table-cell office:value-type="float" office:value="3">
            <text:p>3</text:p>
          </table:table-cell>
          <table:table-cell office:value-type="float" office:value="38.066615819931">
            <text:p>38.07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office:value-type="string">
            <text:p>RoadRunner Serial (LLJit)</text:p>
          </table:table-cell>
          <table:table-cell office:value-type="float" office:value="4">
            <text:p>4</text:p>
          </table:table-cell>
          <table:table-cell office:value-type="float" office:value="38.0947933197021">
            <text:p>38.09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RoadRunner Serial (LLJit)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8.2650139331818">
            <text:p>38.27</text:p>
          </table:table-cell>
          <table:table-cell table:style-name="ce8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RoadRunnerMap (MCJit)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0.2219631671905">
            <text:p>30.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oadRunnerMap (MCJit)</text:p>
          </table:table-cell>
          <table:table-cell office:value-type="float" office:value="2">
            <text:p>2</text:p>
          </table:table-cell>
          <table:table-cell office:value-type="float" office:value="34.9219408035278">
            <text:p>34.92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office:value-type="string">
            <text:p>RoadRunnerMap (MCJit)</text:p>
          </table:table-cell>
          <table:table-cell office:value-type="float" office:value="3">
            <text:p>3</text:p>
          </table:table-cell>
          <table:table-cell office:value-type="float" office:value="35.2459864616394">
            <text:p>35.25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office:value-type="string">
            <text:p>RoadRunnerMap (MCJit)</text:p>
          </table:table-cell>
          <table:table-cell office:value-type="float" office:value="4">
            <text:p>4</text:p>
          </table:table-cell>
          <table:table-cell office:value-type="float" office:value="40.7026762962341">
            <text:p>40.7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RoadRunnerMap (MCJit)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2.4645383358002">
            <text:p>32.46</text:p>
          </table:table-cell>
          <table:table-cell table:style-name="ce8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RoadRunner Serial (LLJit)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.109879732132">
            <text:p>22.1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RoadRunner Serial (LLJit)</text:p>
          </table:table-cell>
          <table:table-cell office:value-type="float" office:value="2">
            <text:p>2</text:p>
          </table:table-cell>
          <table:table-cell office:value-type="float" office:value="25.4362735748291">
            <text:p>25.44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office:value-type="string">
            <text:p>RoadRunner Serial (LLJit)</text:p>
          </table:table-cell>
          <table:table-cell office:value-type="float" office:value="3">
            <text:p>3</text:p>
          </table:table-cell>
          <table:table-cell office:value-type="float" office:value="25.9085664749146">
            <text:p>25.91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office:value-type="string">
            <text:p>RoadRunner Serial (LLJit)</text:p>
          </table:table-cell>
          <table:table-cell office:value-type="float" office:value="4">
            <text:p>4</text:p>
          </table:table-cell>
          <table:table-cell office:value-type="float" office:value="24.6701090335846">
            <text:p>24.67</text:p>
          </table:table-cell>
          <table:table-cell table:style-name="ce7" office:value-type="float" office:value="20">
            <text:p>20</text:p>
          </table:table-cell>
        </table:table-row>
        <table:table-row table:style-name="ro1">
          <table:table-cell table:style-name="ce3" office:value-type="string">
            <text:p>RoadRunner Serial (LLJit)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5.2585945129395">
            <text:p>25.26</text:p>
          </table:table-cell>
          <table:table-cell table:style-name="ce8"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Copasi / Basico Serial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3.526525020599">
            <text:p>163.5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pasi / Basico Serial</text:p>
          </table:table-cell>
          <table:table-cell office:value-type="float" office:value="2">
            <text:p>2</text:p>
          </table:table-cell>
          <table:table-cell office:value-type="float" office:value="166.380989313126">
            <text:p>166.3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pasi / Basico Serial</text:p>
          </table:table-cell>
          <table:table-cell office:value-type="float" office:value="3">
            <text:p>3</text:p>
          </table:table-cell>
          <table:table-cell office:value-type="float" office:value="164.322227716446">
            <text:p>164.3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pasi / Basico Serial</text:p>
          </table:table-cell>
          <table:table-cell office:value-type="float" office:value="4">
            <text:p>4</text:p>
          </table:table-cell>
          <table:table-cell office:value-type="float" office:value="166.512200117111">
            <text:p>166.5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3" office:value-type="string">
            <text:p>Copasi / Basico Serial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7.411643743515">
            <text:p>157.4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1" office:value-type="string">
            <text:p>Copasi / Basico Multithreade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4.147274017334">
            <text:p>64.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pasi / Basico Multithreaded</text:p>
          </table:table-cell>
          <table:table-cell office:value-type="float" office:value="2">
            <text:p>2</text:p>
          </table:table-cell>
          <table:table-cell office:value-type="float" office:value="72.062792301178">
            <text:p>72.0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pasi / Basico Multithreaded</text:p>
          </table:table-cell>
          <table:table-cell office:value-type="float" office:value="3">
            <text:p>3</text:p>
          </table:table-cell>
          <table:table-cell office:value-type="float" office:value="64.8742871284485">
            <text:p>64.8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pasi / Basico Multithreaded</text:p>
          </table:table-cell>
          <table:table-cell office:value-type="float" office:value="4">
            <text:p>4</text:p>
          </table:table-cell>
          <table:table-cell office:value-type="float" office:value="66.1524133682251">
            <text:p>66.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style-name="ce3" office:value-type="string">
            <text:p>Copasi / Basico Multithreaded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2.3830244541168">
            <text:p>72.38</text:p>
          </table:table-cell>
          <table:table-cell office:value-type="float" office:value="18">
            <text:p>1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16:5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8S</meta:editing-duration>
    <meta:editing-cycles>7</meta:editing-cycles>
    <meta:generator>OpenOffice/4.1.11$Win32 OpenOffice.org_project/4111m1$Build-9808</meta:generator>
    <dc:date>2022-01-24T16:50:40.54</dc:date>
    <dc:creator>Ciaran Welsh</dc:creator>
    <meta:document-statistic meta:table-count="3" meta:cell-count="124" meta:object-count="0"/>
    <meta:user-defined meta:name="Info 1"/>
    <meta:user-defined meta:name="Info 2"/>
    <meta:user-defined meta:name="Info 3"/>
    <meta:user-defined meta:name="Info 4"/>
  </office:meta>
</office:document-meta>
</file>